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8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231cm" fo:min-width="8.557cm"/>
      <style:paragraph-properties style:writing-mode="lr-tb"/>
    </style:style>
    <style:style style:name="gr3" style:family="graphic" style:parent-style-name="standard">
      <style:graphic-properties svg:stroke-color="#000000" draw:fill-color="#77bc65" draw:textarea-horizontal-align="justify" draw:textarea-vertical-align="middle" draw:auto-grow-height="false" fo:min-height="2cm" fo:min-width="4.25cm"/>
      <style:paragraph-properties style:writing-mode="lr-tb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cm" fo:min-width="4.75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77bc65" draw:textarea-horizontal-align="justify" draw:textarea-vertical-align="middle" draw:auto-grow-height="false" fo:min-height="2cm" fo:min-width="4.25cm"/>
      <style:paragraph-properties style:writing-mode="lr-tb"/>
    </style:style>
    <style:style style:name="gr6" style:family="graphic" style:parent-style-name="standard">
      <style:graphic-properties draw:fill-color="#ffd7d7" draw:textarea-horizontal-align="justify" draw:textarea-vertical-align="middle" draw:auto-grow-height="false" fo:min-height="1cm" fo:min-width="2cm"/>
      <style:paragraph-properties style:writing-mode="lr-tb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style:paragraph-properties fo:text-align="center"/>
      <style:text-properties fo:language="ru" fo:country="RU"/>
    </style:style>
    <style:style style:name="P2" style:family="paragraph">
      <loext:graphic-properties draw:fill-color="#77bc65"/>
      <style:paragraph-properties fo:text-align="center"/>
      <style:text-properties fo:language="ru" fo:country="RU"/>
    </style:style>
    <style:style style:name="P3" style:family="paragraph">
      <loext:graphic-properties draw:fill-color="#dddddd"/>
      <style:paragraph-properties fo:text-align="center"/>
      <style:text-properties fo:language="ru" fo:country="RU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language="ru" fo:country="RU"/>
    </style:style>
    <style:style style:name="P6" style:family="paragraph">
      <loext:graphic-properties draw:fill-color="#77bc65"/>
      <style:paragraph-properties fo:margin-left="0cm" fo:margin-right="0cm" fo:margin-top="0cm" fo:margin-bottom="0cm" fo:line-height="100%" fo:text-align="center" fo:text-indent="0cm"/>
      <style:text-properties fo:language="ru" fo:country="RU"/>
    </style:style>
    <style:style style:name="P7" style:family="paragraph">
      <style:paragraph-properties fo:text-align="center"/>
      <style:text-properties fo:font-size="12pt" fo:language="ru" fo:country="RU" style:font-size-asian="12pt" style:font-size-complex="12pt"/>
    </style:style>
    <style:style style:name="P8" style:family="paragraph">
      <loext:graphic-properties draw:fill-color="#ffd7d7"/>
      <style:paragraph-properties fo:text-align="center"/>
      <style:text-properties fo:font-size="12pt" fo:language="ru" fo:country="RU" style:font-size-asian="12pt" style:font-size-complex="12pt"/>
    </style:style>
    <style:style style:name="P9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cm" svg:height="5cm" svg:x="2.5cm" svg:y="9.75cm">
          <text:p text:style-name="P1">Puppe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57cm" svg:height="12.481cm" draw:transform="skewX (0.0111701072127637) rotate (0.00174532925199433) translate (2.5cm 15.528cm)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25cm" svg:x="6cm" svg:y="17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25cm" svg:x="6cm" svg:y="19.75cm">
          <text:p text:style-name="P1">turnamen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25cm" svg:x="6cm" svg:y="22.5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2.25cm" svg:x="6cm" svg:y="25.25cm">
          <text:p text:style-name="P1">gam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5cm" svg:height="1.25cm" svg:x="2.5cm" svg:y="9.75cm">
          <text:p text:style-name="P1">192.168.200.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5cm" svg:height="1.25cm" svg:x="2.514cm" svg:y="15.514cm">
          <text:p text:style-name="P1">192.168.200.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5cm" svg:x="2.5cm" svg:y="4cm">
          <text:p text:style-name="P4">postgreSQ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5cm" svg:height="1.25cm" svg:x="2.5cm" svg:y="4cm">
          <text:p text:style-name="P1">192.168.200.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5cm" svg:height="2.25cm" svg:x="3cm" svg:y="5.75cm">
          <text:p text:style-name="P5">postgreSQl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1.25cm" svg:x="9cm" svg:y="4cm">
          <text:p text:style-name="P7"><text:span text:style-name="T1">CPU: 2</text:span></text:p>
          <text:p text:style-name="P7"><text:span text:style-name="T1">RAM: 4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1.25cm" svg:x="10.75cm" svg:y="9.75cm">
          <text:p text:style-name="P7"><text:span text:style-name="T1">CPU: 2</text:span></text:p>
          <text:p text:style-name="P7"><text:span text:style-name="T1">RAM: 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1.25cm" svg:x="10.75cm" svg:y="15.5cm">
          <text:p text:style-name="P7"><text:span text:style-name="T1">CPU: 8</text:span></text:p>
          <text:p text:style-name="P7"><text:span text:style-name="T1">RAM: 8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79cm" svg:height="0.726cm" svg:x="8.91cm" svg:y="10.039cm">
          <draw:text-box>
            <text:p><text:span text:style-name="T2">RAM: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9T12:18:59.309540754</meta:creation-date>
    <dc:date>2024-09-29T13:31:17.365533489</dc:date>
    <meta:editing-duration>PT1H2M5S</meta:editing-duration>
    <meta:editing-cycles>7</meta:editing-cycles>
    <meta:generator>LibreOffice/7.3.7.2$Linux_X86_64 LibreOffice_project/30$Build-2</meta:generator>
    <meta:document-statistic meta:object-count="15"/>
  </office:meta>
</office:document-meta>
</file>